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7cm" fo:min-width="1.24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7cm" fo:min-width="1.2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666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7cm" fo:min-width="1.242cm"/>
    </style:style>
    <style:style style:name="gr9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P1" style:family="paragraph">
      <loext:graphic-properties draw:fill="none" draw:fill-color="#ffffff"/>
      <style:text-properties style:font-name="Nimbus Roman" fo:font-size="18pt" fo:font-style="italic" style:font-size-asian="18pt" style:font-size-complex="18pt"/>
    </style:style>
    <style:style style:name="P2" style:family="paragraph">
      <loext:graphic-properties draw:fill="solid" draw:fill-color="#729fcf"/>
      <style:paragraph-properties fo:text-align="center"/>
      <style:text-properties style:font-name="Nimbus Roman" fo:font-size="18pt" fo:font-style="italic" style:font-size-asian="18pt" style:font-size-complex="18pt"/>
    </style:style>
    <style:style style:name="P3" style:family="paragraph">
      <loext:graphic-properties draw:fill="solid"/>
      <style:paragraph-properties fo:text-align="center"/>
      <style:text-properties style:font-name="Nimbus Roman" fo:font-size="18pt" fo:font-style="italic" style:font-size-asian="18pt" style:font-size-complex="18pt"/>
    </style:style>
    <style:style style:name="P4" style:family="paragraph">
      <loext:graphic-properties draw:fill="solid" draw:fill-color="#ea7500"/>
      <style:paragraph-properties fo:text-align="center"/>
      <style:text-properties style:font-name="Nimbus Roman" fo:font-size="18pt" fo:font-style="italic" style:font-size-asian="18pt" style:font-size-complex="18pt"/>
    </style:style>
    <style:style style:name="T1" style:family="text">
      <style:text-properties style:text-position="0% 100%" style:font-name="Nimbus Roman" fo:font-size="18pt" fo:font-style="italic" style:font-size-asian="18pt" style:font-size-complex="18pt"/>
    </style:style>
    <style:style style:name="T2" style:family="text">
      <style:text-properties style:text-position="33% 58%" style:font-name="Nimbus Roman" fo:font-size="18pt" fo:font-style="italic" style:font-size-asian="18pt" style:font-size-complex="18pt"/>
    </style:style>
    <style:style style:name="T3" style:family="text">
      <style:text-properties style:text-position="-33% 58%" style:font-name="Nimbus Roman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" fo:font-size="18pt" fo:font-style="italic" style:font-size-asian="18pt" style:font-size-complex="18pt"/>
    </style:style>
    <style:style style:name="T5" style:family="text">
      <style:text-properties style:text-position="-33% 58%" style:font-name="Nimbus Roman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43cm" svg:height="1.467cm" svg:x="0.781cm" svg:y="7.013cm">
          <draw:text-box>
            <text:p><text:span text:style-name="T1">r</text:span><text:span text:style-name="T2">f</text:span><text:span text:style-name="T3">0</text:span></text:p>
          </draw:text-box>
        </draw:frame>
        <draw:frame draw:style-name="gr2" draw:text-style-name="P1" draw:layer="layout" svg:width="1.744cm" svg:height="1.467cm" svg:x="3.959cm" svg:y="7.013cm">
          <draw:text-box>
            <text:p><text:span text:style-name="T1">r</text:span><text:span text:style-name="T2">f</text:span><text:span text:style-name="T3">2</text:span></text:p>
          </draw:text-box>
        </draw:frame>
        <draw:frame draw:style-name="gr3" draw:text-style-name="P1" draw:layer="layout" svg:width="2.166cm" svg:height="1.28cm" svg:x="5.44cm" svg:y="7.141cm">
          <draw:text-box>
            <text:p><text:span text:style-name="T4">...</text:span></text:p>
          </draw:text-box>
        </draw:frame>
        <draw:frame draw:style-name="gr4" draw:text-style-name="P1" draw:layer="layout" svg:width="2.675cm" svg:height="1.5cm" svg:x="20.857cm" svg:y="6.98cm">
          <draw:text-box>
            <text:p><text:span text:style-name="T1">r</text:span><text:span text:style-name="T2">f</text:span><text:span text:style-name="T5">N</text:span></text:p>
          </draw:text-box>
        </draw:frame>
        <draw:custom-shape draw:style-name="gr5" draw:text-style-name="P2" draw:layer="layout" svg:width="0.167cm" svg:height="0.167cm" svg:x="1.189cm" svg:y="3.3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7cm" svg:height="0.168cm" svg:x="4.54cm" svg:y="1.0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9cm" svg:height="0.165cm" svg:x="7.897cm" svg:y="2.3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7cm" svg:height="0.168cm" svg:x="11.247cm" svg:y="3.8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7cm" svg:height="0.168cm" svg:x="14.57cm" svg:y="2.3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6cm" svg:height="0.166cm" svg:x="21.267cm" svg:y="3.38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.283cm" svg:y1="6.051cm" svg:x2="21.358cm" svg:y2="6.051cm">
          <text:p/>
        </draw:line>
        <draw:line draw:style-name="gr6" draw:text-style-name="P3" draw:layer="layout" svg:x1="1.283cm" svg:y1="4.88cm" svg:x2="1.283cm" svg:y2="7.054cm">
          <text:p/>
        </draw:line>
        <draw:line draw:style-name="gr6" draw:text-style-name="P3" draw:layer="layout" svg:x1="2.955cm" svg:y1="4.88cm" svg:x2="2.955cm" svg:y2="7.054cm">
          <text:p/>
        </draw:line>
        <draw:line draw:style-name="gr6" draw:text-style-name="P3" draw:layer="layout" svg:x1="4.629cm" svg:y1="4.88cm" svg:x2="4.629cm" svg:y2="7.054cm">
          <text:p/>
        </draw:line>
        <draw:line draw:style-name="gr6" draw:text-style-name="P3" draw:layer="layout" svg:x1="6.301cm" svg:y1="4.88cm" svg:x2="6.301cm" svg:y2="7.054cm">
          <text:p/>
        </draw:line>
        <draw:line draw:style-name="gr6" draw:text-style-name="P3" draw:layer="layout" svg:x1="7.975cm" svg:y1="4.88cm" svg:x2="7.975cm" svg:y2="7.054cm">
          <text:p/>
        </draw:line>
        <draw:line draw:style-name="gr6" draw:text-style-name="P3" draw:layer="layout" svg:x1="9.647cm" svg:y1="4.88cm" svg:x2="9.647cm" svg:y2="7.054cm">
          <text:p/>
        </draw:line>
        <draw:line draw:style-name="gr6" draw:text-style-name="P3" draw:layer="layout" svg:x1="11.32cm" svg:y1="4.88cm" svg:x2="11.32cm" svg:y2="7.054cm">
          <text:p/>
        </draw:line>
        <draw:line draw:style-name="gr6" draw:text-style-name="P3" draw:layer="layout" svg:x1="12.993cm" svg:y1="4.88cm" svg:x2="12.993cm" svg:y2="7.054cm">
          <text:p/>
        </draw:line>
        <draw:line draw:style-name="gr6" draw:text-style-name="P3" draw:layer="layout" svg:x1="14.666cm" svg:y1="4.88cm" svg:x2="14.666cm" svg:y2="7.054cm">
          <text:p/>
        </draw:line>
        <draw:line draw:style-name="gr6" draw:text-style-name="P3" draw:layer="layout" svg:x1="16.338cm" svg:y1="4.88cm" svg:x2="16.338cm" svg:y2="7.054cm">
          <text:p/>
        </draw:line>
        <draw:line draw:style-name="gr6" draw:text-style-name="P3" draw:layer="layout" svg:x1="18.012cm" svg:y1="4.88cm" svg:x2="18.012cm" svg:y2="7.054cm">
          <text:p/>
        </draw:line>
        <draw:line draw:style-name="gr6" draw:text-style-name="P3" draw:layer="layout" svg:x1="19.684cm" svg:y1="4.88cm" svg:x2="19.684cm" svg:y2="7.054cm">
          <text:p/>
        </draw:line>
        <draw:line draw:style-name="gr6" draw:text-style-name="P3" draw:layer="layout" svg:x1="21.358cm" svg:y1="4.88cm" svg:x2="21.358cm" svg:y2="7.054cm">
          <text:p/>
        </draw:line>
        <draw:custom-shape draw:style-name="gr7" draw:text-style-name="P4" draw:layer="layout" svg:width="0.168cm" svg:height="0.168cm" svg:x="17.931cm" svg:y="4.2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742cm" svg:height="1.467cm" svg:x="2.307cm" svg:y="7.013cm">
          <draw:text-box>
            <text:p><text:span text:style-name="T1">r</text:span><text:span text:style-name="T2">f</text:span><text:span text:style-name="T3">1</text:span></text:p>
          </draw:text-box>
        </draw:frame>
        <draw:custom-shape draw:style-name="gr5" draw:text-style-name="P2" draw:layer="layout" svg:width="0.167cm" svg:height="0.167cm" svg:x="2.867cm" svg:y="1.8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7cm" svg:height="0.167cm" svg:x="6.232cm" svg:y="1.2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6cm" svg:height="0.168cm" svg:x="9.557cm" svg:y="3.5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8cm" svg:height="0.169cm" svg:x="12.916cm" svg:y="3.4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7cm" svg:height="0.168cm" svg:x="16.262cm" svg:y="3.0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68cm" svg:height="0.167cm" svg:x="19.607cm" svg:y="4.16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167cm" svg:height="0.169cm" svg:x="1.189cm" svg:y="2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2.959cm" svg:y1="1.919cm" svg:x2="1.27cm" svg:y2="2.966cm">
          <text:p/>
        </draw:line>
        <draw:line draw:style-name="gr9" draw:text-style-name="P4" draw:layer="layout" svg:x1="1.277cm" svg:y1="3.472cm" svg:x2="1.27cm" svg:y2="2.966cm">
          <text:p/>
        </draw:line>
        <draw:custom-shape draw:style-name="gr7" draw:text-style-name="P4" draw:layer="layout" svg:width="0.167cm" svg:height="0.168cm" svg:x="4.54cm" svg:y="1.289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4.614cm" svg:y1="1.155cm" svg:x2="4.621cm" svg:y2="1.365cm">
          <text:p/>
        </draw:line>
        <draw:line draw:style-name="gr9" draw:text-style-name="P4" draw:layer="layout" svg:x1="4.622cm" svg:y1="1.365cm" svg:x2="2.959cm" svg:y2="1.92cm">
          <text:p/>
        </draw:line>
        <draw:line draw:style-name="gr9" draw:text-style-name="P4" draw:layer="layout" svg:x1="6.317cm" svg:y1="1.351cm" svg:x2="4.621cm" svg:y2="1.364cm">
          <text:p/>
        </draw:line>
        <draw:line draw:style-name="gr9" draw:text-style-name="P4" draw:layer="layout" svg:x1="9.634cm" svg:y1="3.666cm" svg:x2="7.971cm" svg:y2="2.518cm">
          <text:p/>
        </draw:line>
        <draw:line draw:style-name="gr9" draw:text-style-name="P4" draw:layer="layout" svg:x1="11.314cm" svg:y1="3.811cm" svg:x2="9.632cm" svg:y2="3.667cm">
          <text:p/>
        </draw:line>
        <draw:line draw:style-name="gr9" draw:text-style-name="P4" draw:layer="layout" svg:x1="6.316cm" svg:y1="1.365cm" svg:x2="7.97cm" svg:y2="2.519cm">
          <text:p/>
        </draw:line>
        <draw:custom-shape draw:style-name="gr7" draw:text-style-name="P4" draw:layer="layout" svg:width="0.169cm" svg:height="0.168cm" svg:x="7.897cm" svg:y="2.4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167cm" svg:height="0.166cm" svg:x="11.247cm" svg:y="3.72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1.317cm" svg:y1="3.811cm" svg:x2="12.998cm" svg:y2="3.553cm">
          <text:p/>
        </draw:line>
        <draw:line draw:style-name="gr9" draw:text-style-name="P4" draw:layer="layout" svg:x1="11.317cm" svg:y1="3.812cm" svg:x2="11.315cm" svg:y2="3.98cm">
          <text:p/>
        </draw:line>
        <draw:custom-shape draw:style-name="gr7" draw:text-style-name="P4" draw:layer="layout" svg:width="0.167cm" svg:height="0.168cm" svg:x="14.57cm" svg:y="2.624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4.657cm" svg:y1="2.703cm" svg:x2="12.996cm" svg:y2="3.554cm">
          <text:p/>
        </draw:line>
        <draw:line draw:style-name="gr9" draw:text-style-name="P4" draw:layer="layout" svg:x1="14.66cm" svg:y1="2.703cm" svg:x2="14.652cm" svg:y2="2.398cm">
          <text:p/>
        </draw:line>
        <draw:line draw:style-name="gr9" draw:text-style-name="P4" draw:layer="layout" svg:x1="14.659cm" svg:y1="2.703cm" svg:x2="16.327cm" svg:y2="3.108cm">
          <text:p/>
        </draw:line>
        <draw:custom-shape draw:style-name="gr5" draw:text-style-name="P2" draw:layer="layout" svg:width="0.168cm" svg:height="0.167cm" svg:x="17.931cm" svg:y="3.961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7.996cm" svg:y1="4.033cm" svg:x2="16.327cm" svg:y2="3.108cm">
          <text:p/>
        </draw:line>
        <draw:line draw:style-name="gr9" draw:text-style-name="P4" draw:layer="layout" svg:x1="17.997cm" svg:y1="4.033cm" svg:x2="18.002cm" svg:y2="4.323cm">
          <text:p/>
        </draw:line>
        <draw:line draw:style-name="gr9" draw:text-style-name="P4" draw:layer="layout" svg:x1="17.997cm" svg:y1="4.033cm" svg:x2="19.691cm" svg:y2="4.256cm">
          <text:p/>
        </draw:line>
        <draw:custom-shape draw:style-name="gr7" draw:text-style-name="P4" draw:layer="layout" svg:width="0.168cm" svg:height="0.169cm" svg:x="21.27cm" svg:y="3.651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345cm" svg:y1="3.736cm" svg:x2="19.691cm" svg:y2="4.258cm">
          <text:p/>
        </draw:line>
        <draw:line draw:style-name="gr9" draw:text-style-name="P4" draw:layer="layout" svg:x1="21.346cm" svg:y1="3.736cm" svg:x2="21.339cm" svg:y2="3.4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08:59.433370383</dc:date>
    <meta:editing-duration>PT2H16M1S</meta:editing-duration>
    <meta:editing-cycles>58</meta:editing-cycles>
    <meta:generator>LibreOffice/6.3.3.2$Linux_X86_64 LibreOffice_project/a64200df03143b798afd1ec74a12ab50359878ed</meta:generator>
    <meta:document-statistic meta:object-count="57"/>
  </office:meta>
</office:document-meta>
</file>